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e94" officeooo:paragraph-rsid="00063e94"/>
    </style:style>
    <style:style style:name="P2"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fo:font-weight="normal" officeooo:rsid="00067670" officeooo:paragraph-rsid="00067670" style:font-size-asian="12pt" style:font-size-complex="12pt"/>
    </style:style>
    <style:style style:name="P3"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normal" officeooo:rsid="00067670" officeooo:paragraph-rsid="00067670" style:font-size-asian="12pt" style:font-size-complex="12pt"/>
    </style:style>
    <style:style style:name="P4"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fo:font-weight="normal" officeooo:rsid="00135d2a" officeooo:paragraph-rsid="00135d2a" style:font-size-asian="12pt" style:font-size-complex="12pt"/>
    </style:style>
    <style:style style:name="P5"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067670" officeooo:paragraph-rsid="00067670" style:font-size-asian="12pt" style:font-size-complex="12pt"/>
    </style:style>
    <style:style style:name="P6"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067670" officeooo:paragraph-rsid="00067670" style:font-size-asian="12pt" style:font-size-complex="12pt"/>
    </style:style>
    <style:style style:name="P7"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073012" officeooo:paragraph-rsid="00067670" style:font-size-asian="12pt" style:font-size-complex="12pt"/>
    </style:style>
    <style:style style:name="P8"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1ea843" officeooo:paragraph-rsid="001ea843" style:font-size-asian="12pt" style:font-size-complex="12pt"/>
    </style:style>
    <style:style style:name="P9"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073012" officeooo:paragraph-rsid="00073012" style:font-size-asian="12pt" style:font-size-complex="12pt"/>
    </style:style>
    <style:style style:name="P10"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1ea843" officeooo:paragraph-rsid="001ea843" style:font-size-asian="12pt" style:font-size-complex="12pt"/>
    </style:style>
    <style:style style:name="P11"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bold" officeooo:rsid="001ea843" officeooo:paragraph-rsid="001ea843" style:font-size-asian="12pt" style:font-weight-asian="bold" style:font-size-complex="12pt" style:font-weight-complex="bold"/>
    </style:style>
    <style:style style:name="P12"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bold" officeooo:rsid="0017b1df" officeooo:paragraph-rsid="0017b1df"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variant="normal" fo:text-transform="none" fo:color="#333333" style:font-name="Lato" fo:font-size="12pt" fo:letter-spacing="normal" fo:font-style="normal" fo:font-weight="normal" officeooo:rsid="0024290b" officeooo:paragraph-rsid="0024290b" style:font-size-asian="12pt" style:font-size-complex="12pt"/>
    </style:style>
    <style:style style:name="P14" style:family="paragraph" style:parent-style-name="Standard">
      <style:text-properties style:font-name="Lato" fo:font-size="12pt" officeooo:rsid="00063e94" officeooo:paragraph-rsid="00063e94" style:font-size-asian="12pt" style:font-size-complex="12pt"/>
    </style:style>
    <style:style style:name="P15" style:family="paragraph" style:parent-style-name="Standard">
      <style:text-properties style:font-name="Lato" fo:font-size="12pt" fo:font-weight="bold" officeooo:rsid="00063e94" officeooo:paragraph-rsid="00063e94" style:font-size-asian="12pt" style:font-weight-asian="bold" style:font-size-complex="12pt" style:font-weight-complex="bold"/>
    </style:style>
    <style:style style:name="P16" style:family="paragraph" style:parent-style-name="Standard">
      <style:paragraph-properties fo:text-align="end" style:justify-single-word="false"/>
      <style:text-properties style:font-name="Lato" fo:font-size="12pt" fo:font-weight="bold" officeooo:rsid="00274133" officeooo:paragraph-rsid="00274133" style:font-size-asian="12pt" style:font-weight-asian="bold" style:font-size-complex="12pt" style:font-weight-complex="bold"/>
    </style:style>
    <style:style style:name="P17"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normal" officeooo:rsid="00274133" officeooo:paragraph-rsid="00274133" style:font-size-asian="12pt" style:font-size-complex="12pt"/>
    </style:style>
    <style:style style:name="P18"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normal" officeooo:rsid="00067670" officeooo:paragraph-rsid="00274133" style:font-size-asian="12pt" style:font-size-complex="12pt"/>
    </style:style>
    <style:style style:name="P19"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fo:font-weight="normal" officeooo:rsid="00090232" officeooo:paragraph-rsid="0028f59b" style:font-size-asian="12pt" style:font-size-complex="12pt"/>
    </style:style>
    <style:style style:name="P20"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073012" officeooo:paragraph-rsid="00073012" style:font-size-asian="12pt" style:font-size-complex="12pt"/>
    </style:style>
    <style:style style:name="P21"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286541" officeooo:paragraph-rsid="00286541" style:font-size-asian="12pt" style:font-size-complex="12pt"/>
    </style:style>
    <style:style style:name="P22"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286541" officeooo:paragraph-rsid="0028f59b" style:font-size-asian="12pt" style:font-size-complex="12pt"/>
    </style:style>
    <style:style style:name="P23"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090232" officeooo:paragraph-rsid="00286541" style:font-size-asian="12pt" style:font-size-complex="12pt"/>
    </style:style>
    <style:style style:name="P24"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090232" officeooo:paragraph-rsid="0029ca84" style:font-size-asian="12pt" style:font-size-complex="12pt"/>
    </style:style>
    <style:style style:name="P25"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28f59b" officeooo:paragraph-rsid="0028f59b" style:font-size-asian="12pt" style:font-size-complex="12pt"/>
    </style:style>
    <style:style style:name="T1" style:family="text">
      <style:text-properties officeooo:rsid="00073012"/>
    </style:style>
    <style:style style:name="T2" style:family="text">
      <style:text-properties style:text-position="super 58%"/>
    </style:style>
    <style:style style:name="T3" style:family="text">
      <style:text-properties officeooo:rsid="000c6091"/>
    </style:style>
    <style:style style:name="T4" style:family="text">
      <style:text-properties officeooo:rsid="0014c901"/>
    </style:style>
    <style:style style:name="T5" style:family="text">
      <style:text-properties officeooo:rsid="001621f6"/>
    </style:style>
    <style:style style:name="T6" style:family="text">
      <style:text-properties style:use-window-font-color="true" style:font-name="Lato" fo:font-size="12pt" style:font-size-asian="12pt" style:font-size-complex="12pt"/>
    </style:style>
    <style:style style:name="T7" style:family="text">
      <style:text-properties officeooo:rsid="0024290b"/>
    </style:style>
    <style:style style:name="T8" style:family="text">
      <style:text-properties officeooo:rsid="00274133"/>
    </style:style>
    <style:style style:name="T9" style:family="text">
      <style:text-properties officeooo:rsid="0028f59b"/>
    </style:style>
    <style:style style:name="T10" style:family="text">
      <style:text-properties officeooo:rsid="0029ca84"/>
    </style:style>
    <style:style style:name="T11" style:family="text">
      <style:text-properties style:text-underline-style="none" officeooo:rsid="0029ca84"/>
    </style:style>
    <style:style style:name="T12" style:family="text">
      <style:text-properties officeooo:rsid="002ae07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Jérémy ZANGLA</text:p>
      <text:p text:style-name="P14">22 rue Saint-Martial</text:p>
      <text:p text:style-name="P14">63730 Les-Martres-de-Veyre</text:p>
      <text:p text:style-name="P14">06 06 49 76 29</text:p>
      <text:p text:style-name="P1"><text:a xlink:type="simple" xlink:href="mailto:zangla.jeremy@gmail.com" text:style-name="Internet_20_link" text:visited-style-name="Visited_20_Internet_20_Link"><text:span text:style-name="T6">zangla.jeremy@gmail.com</text:span></text:a></text:p>
      <text:p text:style-name="P14"/>
      <text:p text:style-name="P14"/>
      <text:p text:style-name="P16">Viveris</text:p>
      <text:p text:style-name="P3"><text:span text:style-name="T8">32-36</text:span> rue de <text:span text:style-name="T8">Bellevue</text:span></text:p>
      <text:p text:style-name="P17">92100 Boulogne-Billancourt</text:p>
      <text:p text:style-name="P3"/>
      <text:p text:style-name="P3"/>
      <text:p text:style-name="P18">Fait à Aubière, le 0<text:span text:style-name="T8">4</text:span> <text:span text:style-name="T8">Novembre 20</text:span>19</text:p>
      <text:p text:style-name="P8"/>
      <text:p text:style-name="P5"/>
      <text:p text:style-name="P5"/>
      <text:p text:style-name="P11">A l’attention de la Direction des Ressources Humaines</text:p>
      <text:p text:style-name="P11"/>
      <text:p text:style-name="P6">Objet : <text:span text:style-name="T1">Stage de 5 mois</text:span></text:p>
      <text:p text:style-name="P6"/>
      <text:p text:style-name="P10">Monsieur,</text:p>
      <text:p text:style-name="P7"/>
      <text:p text:style-name="P9"/>
      <text:p text:style-name="P22"><text:span text:style-name="T10">P</text:span>ar le biais de mon école, <text:span text:style-name="T10">j’ai </text:span>eu connaissance de vos offres de stages. <text:span text:style-name="T9">Votre groupe insuffle une dynamique d’innovation dans les différents secteurs d’activité où elle est présente.</text:span></text:p>
      <text:p text:style-name="P9"/>
      <text:p text:style-name="P23">Je suis actuellement en deuxième année d’école d’ingénieur à l’ISIMA, à Clermont-Ferrand.</text:p>
      <text:p text:style-name="P21">J’ai lu sur votre Stage Book que vous recherchiez des étudiants en dernière année. Je souhaite tout de même déposer ma candidature, les stages que vous proposez m’intéressant particulièrement.</text:p>
      <text:p text:style-name="P23"/>
      <text:p text:style-name="P25">Intégrer votre groupe pour un stage de 5 mois à partir du 1<text:span text:style-name="T2">er</text:span> Avril 2020, serait un atout pour ma formation.</text:p>
      <text:p text:style-name="P24">Au <text:span text:style-name="T12">fil</text:span> de m<text:span text:style-name="T12">on</text:span> <text:span text:style-name="T12">parcours</text:span>, j’ai eu <text:span text:style-name="T3">l’opportunité de travailler sur différents projets en binôme comme la conception de robots ou le développement de jeux vidéos. Cela m’a permis d’obtenir des connaissances sur une multitude de langages et de technologies dont le C, </text:span></text:p>
      <text:p text:style-name="P24"><text:span text:style-name="T3">C++ et l’environnement Linux. </text:span></text:p>
      <text:p text:style-name="P19"><text:span text:style-name="T11">Passionné d’informatique, j’aime le travail en équipe, tout en étant autonome.</text:span></text:p>
      <text:p text:style-name="P4"/>
      <text:p text:style-name="P4">Je serai heureux d’<text:span text:style-name="T4">échanger avec vous lors d’un entretien.</text:span></text:p>
      <text:p text:style-name="P2"/>
      <text:p text:style-name="P2"><text:line-break/>Veuillez agréer, Monsieur, l’expression de mes sincères salutations.</text:p>
      <text:p text:style-name="P2"/>
      <text:p text:style-name="P2"/>
      <text:p text:style-name="P13">Ci-joint : curriculum vitae</text:p>
      <text:p text:style-name="P2"/>
      <text:p text:style-name="P12"><text:span text:style-name="T7">J</text:span>érémy ZANG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0:04:44.284578501</meta:creation-date>
    <dc:date>2019-11-04T22:30:39.326248312</dc:date>
    <meta:editing-duration>PT1H45M13S</meta:editing-duration>
    <meta:editing-cycles>25</meta:editing-cycles>
    <meta:generator>LibreOffice/6.2.7.1$Linux_X86_64 LibreOffice_project/20$Build-1</meta:generator>
    <meta:document-statistic meta:table-count="0" meta:image-count="0" meta:object-count="0" meta:page-count="1" meta:paragraph-count="23" meta:word-count="214" meta:character-count="1381" meta:non-whitespace-character-count="1187"/>
  </office:meta>
</office:document-meta>
</file>